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8pt" fo:font-weight="bold" officeooo:rsid="001367d2" officeooo:paragraph-rsid="001367d2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line-height="150%" fo:text-align="center" style:justify-single-word="false"/>
      <style:text-properties fo:font-size="18pt" fo:font-weight="bold" officeooo:rsid="001367d2" officeooo:paragraph-rsid="001367d2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1367d2" officeooo:paragraph-rsid="001367d2" style:font-size-asian="12.25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não funcionais</text:p>
      <text:list xml:id="list286701937703560035" text:style-name="L1">
        <text:list-header>
          <text:p text:style-name="P2"/>
        </text:list-header>
        <text:list-item>
          <text:p text:style-name="P3">RNF001 - Amostragem de itens para a vende deve ser feita dos itens completos</text:p>
        </text:list-item>
        <text:list-item>
          <text:p text:style-name="P3">RNF002 – A visualização de itens de composição só se dará através da compra ou abertura de itens complet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0:24:33.206804646</meta:creation-date>
    <dc:date>2019-05-09T20:47:16.910999503</dc:date>
    <meta:editing-duration>PT12M33S</meta:editing-duration>
    <meta:editing-cycles>1</meta:editing-cycles>
    <meta:document-statistic meta:table-count="0" meta:image-count="0" meta:object-count="0" meta:page-count="1" meta:paragraph-count="4" meta:word-count="38" meta:character-count="210" meta:non-whitespace-character-count="177"/>
    <meta:generator>LibreOffice/5.1.6.2$Linux_X86_64 LibreOffice_project/10m0$Build-2</meta:generator>
  </office:meta>
</office:document-meta>
</file>